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style:font-name="Times New Roman" style:font-name-asian="Times New Roman1" style:font-name-complex="Times New Roman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93cm" draw:z-index="0"><draw:image xlink:href="../../odt/images/005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иперболический косину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4cm" svg:height="1.319cm" draw:z-index="0"><draw:image xlink:href="../../odt/images/005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возвращает выходное значение, вычисленное по формуле:</text:p>
            <text:p text:style-name="P3"><draw:frame draw:style-name="fr3" draw:name="Объект1" text:anchor-type="as-char" svg:width="4.944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3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3">й и выходной сигналы.</text:span></text:p>
            <text:p text:style-name="Text_20_body"><text:span text:style-name="T9">Свойства</text:span>:</text:p>
            <text:list xml:id="list7373763769498768167" text:style-name="L1">
              <text:list-item>
                <text:p text:style-name="P5"><text:span text:style-name="T2">Ам</text:span><text:span text:style-name="T1">плитуда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9">Примечани</text:span><text:span text:style-name="T4">я</text:span>:</text:p>
            <text:list xml:id="list9013981821993340880" text:style-name="L2">
              <text:list-item>
                <text:p text:style-name="P6">По умолчанию данный блок реализует гиперболическое косинусоидальное<text:span text:style-name="T3"> </text:span>преобразование входного <text:span text:style-name="T10">скалярного</text:span> сигнала с<text:span text:style-name="T3">о свойствами </text:span><draw:frame draw:style-name="fr3" draw:name="Object2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7"><text:span text:style-name="T5">Именованные свойства задаются как </text:span><text:span text:style-name="T6">локальные</text:span><text:span text:style-name="T7"> переменные модели (или субмодели) во вкладке </text:span><text:span text:style-name="T6">Параметры</text:span><text:span text:style-name="T7"> или как глобальные сигналы проекта при помощи пункта главного меню </text:span><text:span text:style-name="T6">Графика</text:span><text:span text:style-name="T7"> </text:span><text:span text:style-name="T8">→</text:span><text:span text:style-name="T7"> </text:span><text:span text:style-name="T6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косинус</dc:title>
    <dc:date>2012-03-30T20:19:29.76</dc:date>
    <meta:generator>OpenOffice_Beta/4.1.0$Win32 OpenOffice.org_project/410m14$Build-9760</meta:generator>
    <meta:editing-duration>PT2H28M54S</meta:editing-duration>
    <meta:editing-cycles>149</meta:editing-cycles>
    <meta:document-statistic meta:table-count="1" meta:image-count="2" meta:object-count="7" meta:page-count="1" meta:paragraph-count="18" meta:word-count="106" meta:character-count="72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